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d3227" officeooo:paragraph-rsid="001d3227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d3227" officeooo:paragraph-rsid="001d3227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d3227" officeooo:paragraph-rsid="001d3227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3227" officeooo:paragraph-rsid="001d322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fc0e" officeooo:paragraph-rsid="001efc0e" style:font-size-asian="16pt" style:font-size-complex="16pt"/>
    </style:style>
    <style:style style:name="T1" style:family="text">
      <style:text-properties officeooo:rsid="001ef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name: project </text:p>
      <text:p text:style-name="P2"/>
      <text:p text:style-name="P2"/>
      <text:p text:style-name="P1"/>
      <text:p text:style-name="P1"/>
      <text:p text:style-name="P3">Team name:- NEURONAUTS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<text:span text:style-name="T1">T</text:span>eam members:Mohammed fahad</text:p>
      <text:p text:style-name="P4"><text:s text:c="25"/>Mohammed muflih</text:p>
      <text:p text:style-name="P4"><text:s text:c="25"/>Indrajith M.V</text:p>
      <text:p text:style-name="P4"><text:s text:c="25"/>Ajai tharayil </text:p>
      <text:p text:style-name="P4"><text:s text:c="25"/>Rishinandan K.S <text:s text:c="6"/></text:p>
      <text:p text:style-name="P2"/>
      <text:p text:style-name="P2"/>
      <text:p text:style-name="P2"/>
      <text:p text:style-name="P5"/>
      <text:p text:style-name="P5">About the project: we are designing a scarecrow which can be used to scare <text:s text:c="4"/>birds and animals hence protecting the agriculture,in this project we make an scarecrow which on detection of animals or birds starts alarm which scares them awa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5:22:40.067000000</meta:creation-date>
    <dc:date>2024-12-21T15:45:58.566000000</dc:date>
    <meta:editing-duration>PT10M35S</meta:editing-duration>
    <meta:editing-cycles>1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8" meta:word-count="57" meta:character-count="476" meta:non-whitespace-character-count="314"/>
  </office:meta>
</office:document-meta>
</file>